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style:font-name="Courier New" fo:font-size="9pt" style:font-size-asian="9pt" style:font-size-complex="9pt"/>
    </style:style>
    <style:style style:name="P3" style:family="paragraph" style:parent-style-name="Preformatted_20_Text">
      <style:text-properties style:font-name="Courier New" fo:font-size="10pt" style:font-size-asian="10pt" style:font-size-complex="10pt"/>
    </style:style>
    <style:style style:name="P4" style:family="paragraph" style:parent-style-name="Preformatted_20_Text">
      <style:text-properties style:font-name="Courier New" fo:font-size="10pt" fo:background-color="#ff9966" style:font-size-asian="10pt" style:font-size-complex="10pt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Preformatted_20_Text">
      <style:paragraph-properties fo:margin-top="0in" fo:margin-bottom="0.1965in"/>
      <style:text-properties style:font-name="Courier New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ipple</text:span> <text:s/></text:p>
      <text:p text:style-name="P5">Garcia/Hunter</text:p>
      <text:p text:style-name="P5"/>
      <text:p text:style-name="P1"><text:s text:c="19"/>G <text:s text:c="24"/>C</text:p>
      <text:p text:style-name="P1">e------------------3-------------------------0--------------</text:p>
      <text:p text:style-name="P1">B------------------0-------------0-----0-----1--------------</text:p>
      <text:p text:style-name="P1">G------------------0-------0--0-----2-----0--0--------------</text:p>
      <text:p text:style-name="P1">D-----------0------0-------------------------2--------------</text:p>
      <text:p text:style-name="P1">A--2--2--3---------2-------------------------3--------------</text:p>
      <text:p text:style-name="P1">E--------------3---3-------------------------3--------------</text:p>
      <text:p text:style-name="P1"/>
      <text:p text:style-name="P1"><text:s text:c="11"/>C <text:s text:c="29"/>G</text:p>
      <text:p text:style-name="P1">e----------0------------------------------3-----------------</text:p>
      <text:p text:style-name="P1">B----------1------------------------------0-----------------</text:p>
      <text:p text:style-name="P1">G-------0--0--0h2--0-----------0----------0-----------------</text:p>
      <text:p text:style-name="P1">D--0h2-----2----------2---0h2-----0h2--0--0-----------------</text:p>
      <text:p text:style-name="P1">A----------3------------------------------2-----------------</text:p>
      <text:p text:style-name="P1">E----------3------------------------------3-----------------</text:p>
      <text:p text:style-name="P1"/>
      <text:p text:style-name="P1"><text:s text:c="19"/>G <text:s text:c="24"/>C</text:p>
      <text:p text:style-name="P1">e------------------3-------------------------0--------------</text:p>
      <text:p text:style-name="P1">B------------------0-------------0-----0--1--1--------------</text:p>
      <text:p text:style-name="P1">G------------------0-------0--0-----2--------0--------------</text:p>
      <text:p text:style-name="P1">D-----------0------0-------------------------2--------------</text:p>
      <text:p text:style-name="P1">A--2-2-2-3---------2-------------------------3--------------</text:p>
      <text:p text:style-name="P1">E--------------3---3-------------------------3--------------</text:p>
      <text:p text:style-name="P1"/>
      <text:p text:style-name="P1"><text:s text:c="7"/>G <text:s text:c="7"/>D <text:s text:c="15"/>G</text:p>
      <text:p text:style-name="P1">e------3--------2----------------3--------------------------</text:p>
      <text:p text:style-name="P1">B------0--0--1--3----------------0--------------------------</text:p>
      <text:p text:style-name="P1">G--0h2-0--------2-------0--0--2--0--------------------------</text:p>
      <text:p text:style-name="P1">D------0--------0----2-----------0--------------------------</text:p>
      <text:p text:style-name="P1">A------2-------------------------2--------------------------</text:p>
      <text:p text:style-name="P1">E------3-------------------------3--------------------------</text:p>
      <text:p text:style-name="Preformatted_20_Text"/>
      <text:p text:style-name="P3"><text:s text:c="16"/>G <text:s text:c="20"/>C</text:p>
      <text:p text:style-name="P3">If my words did glow with the gold of sunshine</text:p>
      <text:p text:style-name="P3"><text:s text:c="39"/>G</text:p>
      <text:p text:style-name="P3">And my tunes were played on the harp unstrung,</text:p>
      <text:p text:style-name="P3"><text:s text:c="38"/>C</text:p>
      <text:p text:style-name="P3">Would you hear my voice come thru the music?</text:p>
      <text:p text:style-name="P3"><text:s text:c="10"/>G <text:s text:c="6"/>D <text:s text:c="3"/>C <text:s text:c="14"/>G</text:p>
      <text:p text:style-name="P3">Would you hold it near as it were your own?</text:p>
      <text:p text:style-name="P3"/>
      <text:p text:style-name="P3">It's a hand-me-down, the thoughts are broken; <text:s/>Perhaps they're better left unsung.</text:p>
      <text:p text:style-name="P3">I don't know, don't really care. <text:s text:c="14"/>Let there be songs to fill the air.</text:p>
      <text:p text:style-name="P3"/>
      <text:p text:style-name="P4">Am <text:s text:c="13"/>D <text:s text:c="16"/>G <text:s text:c="11"/>C <text:s text:c="10"/>A7 <text:s text:c="5"/>D <text:s text:c="3"/></text:p>
      <text:p text:style-name="P4">Ripple in still water, when there is no pebble tossed, Nor wind to blow.</text:p>
      <text:p text:style-name="P3"/>
      <text:p text:style-name="P3">Reach out your hand if your cup be empty, If your cup is full may it be again.</text:p>
      <text:p text:style-name="P3">Let it be known there is a fountain <text:s text:c="6"/>That was not made by the hands of men.</text:p>
      <text:p text:style-name="P3"/>
      <text:p text:style-name="P3">There is a road, no simple highway, <text:s/>Between the dawn and the dark of night,</text:p>
      <text:p text:style-name="P3">And if you go, no one may follow, <text:s text:c="3"/>That path is for your steps alone.</text:p>
      <text:p text:style-name="P3"/>
      <text:p text:style-name="P4">Ripple in still water, when there is no pebble tossed, <text:s/>Nor wind to blow.</text:p>
      <text:p text:style-name="P3"/>
      <text:p text:style-name="P3">You who choose to lead must follow, <text:s text:c="12"/></text:p>
      <text:p text:style-name="P3">But if you fall, you fall alone.</text:p>
      <text:p text:style-name="P3">If you should stand, then who's to guide you? <text:s text:c="2"/></text:p>
      <text:p text:style-name="P3">If I knew the way I would take you home.</text:p>
      <text:p text:style-name="P3"/>
      <text:p text:style-name="P3">La da da da da, 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3T12:26:55</meta:creation-date>
    <meta:document-statistic meta:table-count="0" meta:image-count="0" meta:object-count="0" meta:page-count="1" meta:paragraph-count="52" meta:word-count="332" meta:character-count="2840" meta:non-whitespace-character-count="2243"/>
    <dc:date>2011-10-23T12:31:55</dc:date>
    <meta:editing-duration>PT5M2S</meta:editing-duration>
    <meta:editing-cycles>1</meta:editing-cycles>
    <meta:generator>LibreOffice/3.4$Unix LibreOffice_project/340m1$Build-302</meta:generator>
  </office:meta>
</office:document-meta>
</file>